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6" style:family="table">
      <style:table-properties style:width="17cm" table:align="margins"/>
    </style:style>
    <style:style style:name="表26.A" style:family="table-column">
      <style:table-column-properties style:column-width="1.214cm" style:rel-column-width="4678*"/>
    </style:style>
    <style:style style:name="表26.B" style:family="table-column">
      <style:table-column-properties style:column-width="1.588cm" style:rel-column-width="6119*"/>
    </style:style>
    <style:style style:name="表26.C" style:family="table-column">
      <style:table-column-properties style:column-width="14.199cm" style:rel-column-width="54738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214cm" style:rel-column-width="4678*"/>
    </style:style>
    <style:style style:name="表27.B" style:family="table-column">
      <style:table-column-properties style:column-width="1.588cm" style:rel-column-width="6119*"/>
    </style:style>
    <style:style style:name="表27.C" style:family="table-column">
      <style:table-column-properties style:column-width="14.199cm" style:rel-column-width="54738*"/>
    </style:style>
    <style:style style:name="表2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none" fo:border-top="none" fo:border-bottom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ext_20_body">
      <style:text-properties style:font-name="Arimo" style:font-name-asian="Arimo"/>
    </style:style>
    <style:style style:name="P12" style:family="paragraph" style:parent-style-name="Text_20_body">
      <style:text-properties style:font-name="ＭＳ Ｐゴシック" style:font-name-asian="ＭＳ Ｐゴシック"/>
    </style:style>
    <style:style style:name="P13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4" style:family="paragraph" style:parent-style-name="Standard" style:list-style-name="L97">
      <style:text-properties style:font-name="Arial" fo:font-size="13pt" style:font-name-asian="Arimo" style:font-size-asian="13pt" style:font-size-complex="13pt"/>
    </style:style>
    <style:style style:name="P15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16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17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18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19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0" style:family="paragraph" style:parent-style-name="Text_20_body" style:list-style-name="L97">
      <style:text-properties style:font-name="Arial" fo:font-size="13pt" style:font-name-asian="Arimo" style:font-size-asian="13pt" style:font-size-complex="13pt"/>
    </style:style>
    <style:style style:name="P111" style:family="paragraph" style:parent-style-name="Text_20_body" style:list-style-name="L96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1155cc" style:text-line-through-style="none" style:font-name="Arimo" fo:font-size="11pt" fo:font-style="normal" style:text-underline-style="solid" style:text-underline-width="auto" style:text-underline-color="font-color" fo:font-weight="normal" style:text-blinking="false" fo:background-color="transparent" style:font-name-asian="Arimo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3" style:family="text">
      <style:text-properties style:language-asian="ja" style:country-asian="JP"/>
    </style:style>
    <style:style style:name="T4" style:family="text">
      <style:text-properties style:font-size-asian="14pt" style:font-style-asian="normal" style:font-weight-asian="normal"/>
    </style:style>
    <style:style style:name="T5" style:family="text">
      <style:text-properties fo:font-size="14pt" fo:font-style="normal" fo:font-weight="normal"/>
    </style:style>
    <style:style style:name="T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docs.google.com/document/d/1p1Jfn9axhE5iJx0UwpkuFVqQDyEz_SSNdXUtkEJDo-c/edit#bookmark=id.sfh4zxqpgl0z" text:style-name="Internet_20_link" text:visited-style-name="Visited_20_Internet_20_Link"><text:span text:style-name="T1"/></text:a></text:p>
      <text:p text:style-name="P3">---------------------------------------------------------------</text:p>
      <text:p text:style-name="P5">[20191129_070920]</text:p>
      <text:p text:style-name="P12"/>
      <text:p text:style-name="P4"><text:span text:style-name="T4">作業日：11</text:span><text:span text:style-name="T5">/25 m</text:span>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8">1</text:p>
          </table:table-cell>
          <table:table-cell table:style-name="表26.B1" office:value-type="string">
            <text:p text:style-name="P8">現場</text:p>
          </table:table-cell>
          <table:table-cell table:style-name="表26.C1" office:value-type="string">
            <text:p text:style-name="P9">新高円寺プロジェクト</text:p>
          </table:table-cell>
        </table:table-row>
        <table:table-row>
          <table:table-cell table:style-name="表26.A2" office:value-type="float" office:value="2">
            <text:p text:style-name="P8">2</text:p>
          </table:table-cell>
          <table:table-cell table:style-name="表26.B2" office:value-type="string">
            <text:p text:style-name="P8">天気</text:p>
          </table:table-cell>
          <table:table-cell table:style-name="表26.C2" office:value-type="string">
            <text:p text:style-name="P9">晴れ</text:p>
          </table:table-cell>
        </table:table-row>
        <table:table-row>
          <table:table-cell table:style-name="表26.A2" office:value-type="float" office:value="3">
            <text:p text:style-name="P8">3</text:p>
          </table:table-cell>
          <table:table-cell table:style-name="表26.B2" office:value-type="string">
            <text:p text:style-name="P8">最寄り</text:p>
          </table:table-cell>
          <table:table-cell table:style-name="表26.C2" office:value-type="string">
            <text:p text:style-name="P9">新高円寺駅</text:p>
          </table:table-cell>
        </table:table-row>
        <table:table-row>
          <table:table-cell table:style-name="表26.A2" office:value-type="float" office:value="4">
            <text:p text:style-name="P8">4</text:p>
          </table:table-cell>
          <table:table-cell table:style-name="表26.B2" office:value-type="string">
            <text:p text:style-name="P8">他職：ポンプ</text:p>
          </table:table-cell>
          <table:table-cell table:style-name="表26.C2" office:value-type="string">
            <text:list xml:id="list7541136237055896594" text:style-name="L1">
              <text:list-item>
                <text:p text:style-name="P15">３人だったか。</text:p>
              </text:list-item>
              <text:list-item>
                <text:p text:style-name="P15">親方らしき人。顔の輪郭は、四角っぽい。肌の色は、白っぽい。</text:p>
              </text:list-item>
            </text:list>
          </table:table-cell>
        </table:table-row>
        <table:table-row>
          <table:table-cell table:style-name="表26.A2" office:value-type="float" office:value="5">
            <text:p text:style-name="P8">5</text:p>
          </table:table-cell>
          <table:table-cell table:style-name="表26.B2" office:value-type="string">
            <text:p text:style-name="P8">他職：土工さん</text:p>
          </table:table-cell>
          <table:table-cell table:style-name="表26.C2" office:value-type="string">
            <text:list xml:id="list3467406378329344428" text:style-name="L2">
              <text:list-item>
                <text:p text:style-name="P16">５人か。一人は、腹がでっぷりと出ている。ペガススの石井社長とは違い、腹の半分ぐらいの面積が、デロっと垂れ下がっている。</text:p>
                <text:list>
                  <text:list-item>
                    <text:p text:style-name="P16">この人は、昼食は食べていないようだった。</text:p>
                  </text:list-item>
                </text:list>
              </text:list-item>
              <text:list-item>
                <text:p text:style-name="P16">もう一人、３０前後か。紫色の、トビズボンを履いている。目がやや、虚ろ。他の２人の土工さんたちから、始終、「XXだって言っただろ！」、などと、怒鳴られている。動きが緩慢。</text:p>
                <text:list>
                  <text:list-item>
                    <text:p text:style-name="P16">バイブのスイッチの入り切り。虚ろに手を軽く上げる。あるいは、何も表出しない。</text:p>
                  </text:list-item>
                </text:list>
              </text:list-item>
            </text:list>
          </table:table-cell>
        </table:table-row>
        <table:table-row>
          <table:table-cell table:style-name="表26.A2" office:value-type="float" office:value="6">
            <text:p text:style-name="P8">6</text:p>
          </table:table-cell>
          <table:table-cell table:style-name="表26.B2" office:value-type="string">
            <text:p text:style-name="P8">他職：電気屋さんの相番の人</text:p>
          </table:table-cell>
          <table:table-cell table:style-name="表26.C2" office:value-type="string">
            <text:list xml:id="list4881015997442034879" text:style-name="L3">
              <text:list-item>
                <text:p text:style-name="P17">本職が電気の人。若い。入社して、５ヶ月目とのこと。相番は、多く入っているとのこと。電気専攻の学校を卒業、ではない。資格の試験。最近受けたとのこと。落ちてしまった。２回。</text:p>
              </text:list-item>
            </text:list>
          </table:table-cell>
        </table:table-row>
        <table:table-row>
          <table:table-cell table:style-name="表26.B2" office:value-type="string">
            <text:p text:style-name="P8">6--2</text:p>
          </table:table-cell>
          <table:table-cell table:style-name="表26.B2" office:value-type="string">
            <text:p text:style-name="P8">他職：<text:span text:style-name="T3">警備</text:span></text:p>
          </table:table-cell>
          <table:table-cell table:style-name="表26.C2" office:value-type="string">
            <text:list xml:id="list3317517644199308280" text:style-name="L4">
              <text:list-item>
                <text:p text:style-name="P18">３人。一人は女の人。小柄。１６０ぐらいか。顔の色が、白い。目は小さいか。顔をツンと上げている。２０代半ばか。</text:p>
              </text:list-item>
            </text:list>
          </table:table-cell>
        </table:table-row>
        <table:table-row>
          <table:table-cell table:style-name="表26.B2" office:value-type="string">
            <text:p text:style-name="P8"/>
          </table:table-cell>
          <table:table-cell table:style-name="表26.B2" office:value-type="string">
            <text:p text:style-name="P8">他職：<text:span text:style-name="T3">土間屋さん</text:span></text:p>
          </table:table-cell>
          <table:table-cell table:style-name="表26.C2" office:value-type="string">
            <text:list xml:id="list6144300133551404105" text:style-name="L5">
              <text:list-item>
                <text:p text:style-name="P19">いない。スラブは上げないからか。土工さんの１人が、ヘラと呼ぶのか、均すための道具を持っている。</text:p>
              </text:list-item>
            </text:list>
          </table:table-cell>
        </table:table-row>
        <table:table-row>
          <table:table-cell table:style-name="表26.B2" office:value-type="string">
            <text:p text:style-name="P8"/>
          </table:table-cell>
          <table:table-cell table:style-name="表26.B2" office:value-type="string">
            <text:p text:style-name="P8">他職：<text:span text:style-name="T3">大工さん</text:span></text:p>
          </table:table-cell>
          <table:table-cell table:style-name="表26.C2" office:value-type="string">
            <text:list xml:id="list1378722250550681999" text:style-name="L6">
              <text:list-item>
                <text:p text:style-name="P20">１人。メガネあり。１７５ぐらいか。一重まぶた。下から見上げるような目つき。朝、その人が入場したとき、私に挨拶してくれる。なにか、通常でない声を発していた。</text:p>
              </text:list-item>
            </text:list>
          </table:table-cell>
        </table:table-row>
        <table:table-row>
          <table:table-cell table:style-name="表26.A2" office:value-type="float" office:value="7">
            <text:p text:style-name="P8">7</text:p>
          </table:table-cell>
          <table:table-cell table:style-name="表26.B2" office:value-type="string">
            <text:p text:style-name="P8">監督さん</text:p>
          </table:table-cell>
          <table:table-cell table:style-name="表26.C2" office:value-type="string">
            <text:list xml:id="list4002206906988934733" text:style-name="L7">
              <text:list-item>
                <text:p text:style-name="P21">３人。</text:p>
              </text:list-item>
              <text:list-item>
                <text:p text:style-name="P21">一人は、ベトナムかどこか、東南アジアの顔立ち。１６０ぐらいか。小柄。</text:p>
                <text:list>
                  <text:list-item>
                    <text:p text:style-name="P21">土工さん他、打設関係の職人さんから、「インパクトを持ってきて」など、当然のように使われていた。</text:p>
                  </text:list-item>
                </text:list>
              </text:list-item>
              <text:list-item>
                <text:p text:style-name="P21">所長さんか。５０前後か。口ひげあり。目が大きい。顔は、赤ら顔。「あしたのことを、何も考えてないんだ」、と、大工さんか、職人さんと話していた。</text:p>
              </text:list-item>
            </text:list>
          </table:table-cell>
        </table:table-row>
        <table:table-row>
          <table:table-cell table:style-name="表26.A2" office:value-type="float" office:value="8">
            <text:p text:style-name="P8">8</text:p>
          </table:table-cell>
          <table:table-cell table:style-name="表26.B2" office:value-type="string">
            <text:p text:style-name="P8">発注者の方</text:p>
          </table:table-cell>
          <table:table-cell table:style-name="表26.C2" office:value-type="string">
            <text:list xml:id="list3190125686694868571" text:style-name="L8">
              <text:list-item>
                <text:p text:style-name="P22">ホクシンの人。朝の連絡時、ああ、ご苦労様です、と言ってくれる。その日は、ホクシンからは誰も来ない。その旨を、お詫びしていた。恐縮であ<text:soft-page-break/>る。</text:p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東和からの同僚</text:p>
          </table:table-cell>
          <table:table-cell table:style-name="表26.C2" office:value-type="string">
            <text:list xml:id="list5001206480285283278" text:style-name="L9">
              <text:list-item>
                <text:p text:style-name="P23"/>
              </text:list-item>
            </text:list>
          </table:table-cell>
        </table:table-row>
        <table:table-row>
          <table:table-cell table:style-name="表26.A2" office:value-type="float" office:value="9">
            <text:p text:style-name="P8">9</text:p>
          </table:table-cell>
          <table:table-cell table:style-name="表26.B2" office:value-type="string">
            <text:p text:style-name="P8">現場見取り図</text:p>
          </table:table-cell>
          <table:table-cell table:style-name="表26.C2" office:value-type="string">
            <text:p text:style-name="P8"/>
          </table:table-cell>
        </table:table-row>
        <table:table-row>
          <table:table-cell table:style-name="表26.A2" office:value-type="float" office:value="10">
            <text:p text:style-name="P8">10</text:p>
          </table:table-cell>
          <table:table-cell table:style-name="表26.B2" office:value-type="string">
            <text:p text:style-name="P9">段取り</text:p>
          </table:table-cell>
          <table:table-cell table:style-name="表26.C2" office:value-type="string">
            <text:list xml:id="list2147149134827968167" text:style-name="L10">
              <text:list-item>
                <text:p text:style-name="P24">道路から見て、左側、前後の中間ぐらいの位置から、打ち始め。</text:p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行き帰りでの出来事、見聞</text:p>
          </table:table-cell>
          <table:table-cell table:style-name="表26.C2" office:value-type="string">
            <text:list xml:id="list5971251884605555871" text:style-name="L11">
              <text:list-item>
                <text:p text:style-name="P25">現場から新高円寺駅までの通り。店舗が目についた。</text:p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周囲の事物</text:p>
          </table:table-cell>
          <table:table-cell table:style-name="表26.C2" office:value-type="string">
            <text:list xml:id="list434716436708772582" text:style-name="L12">
              <text:list-item>
                <text:p text:style-name="P26"/>
              </text:list-item>
            </text:list>
          </table:table-cell>
        </table:table-row>
        <table:table-row>
          <table:table-cell table:style-name="表26.A2" office:value-type="float" office:value="11">
            <text:p text:style-name="P8">11</text:p>
          </table:table-cell>
          <table:table-cell table:style-name="表26.B2" office:value-type="string">
            <text:p text:style-name="P9">その他</text:p>
          </table:table-cell>
          <table:table-cell table:style-name="表26.C2" office:value-type="string">
            <text:list xml:id="list2411391617738889201" text:style-name="L13">
              <text:list-item>
                <text:p text:style-name="P27">終了時の連絡。ホクシンの人。打設は、２日間で終わるかどうか、尋ねる。その時点で、自分は現場を出て、近くの一画から電話している。その旨伝える。すると、ああ、それじゃあ、いい。と言ってくれる。</text:p>
                <text:list>
                  <text:list-item>
                    <text:p text:style-name="P27">土工さんたちが、明日はスラブを上げてしまう、と話していたのを、耳にしていた。その旨を伝える</text:p>
                  </text:list-item>
                  <text:list-item>
                    <text:p text:style-name="P27">元々は、３日間を予定していたとのこと。</text:p>
                  </text:list-item>
                </text:list>
              </text:list-item>
              <text:list-item>
                <text:p text:style-name="P27">４箇所ぐらいか、地下に、大きめの構造物あり。基礎として、コンクリートの塊を設けておく設計か。</text:p>
              </text:list-item>
            </text:list>
          </table:table-cell>
        </table:table-row>
      </table:table>
      <text:p text:style-name="P12"/>
      <text:p text:style-name="P5">[/ 20191129_073328]</text:p>
      <text:p text:style-name="P12"/>
      <text:p text:style-name="P7"/>
      <text:p text:style-name="P3">---------------------------------------------------------------</text:p>
      <text:p text:style-name="P5">[20191207_135307]</text:p>
      <text:p text:style-name="P12"/>
      <text:p text:style-name="P4"><text:span text:style-name="T4">作業日：12</text:span><text:span text:style-name="T5">/06 f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float" office:value="1">
            <text:p text:style-name="P8">1</text:p>
          </table:table-cell>
          <table:table-cell table:style-name="表27.B1" office:value-type="string">
            <text:p text:style-name="P8">現場</text:p>
          </table:table-cell>
          <table:table-cell table:style-name="表27.C1" office:value-type="string">
            <text:p text:style-name="P9">パークシティララ　横浜マンション</text:p>
          </table:table-cell>
        </table:table-row>
        <table:table-row>
          <table:table-cell table:style-name="表27.A2" office:value-type="float" office:value="2">
            <text:p text:style-name="P8">2</text:p>
          </table:table-cell>
          <table:table-cell table:style-name="表27.B2" office:value-type="string">
            <text:p text:style-name="P8">天気</text:p>
          </table:table-cell>
          <table:table-cell table:style-name="表27.C2" office:value-type="string">
            <text:p text:style-name="P9">曇り</text:p>
          </table:table-cell>
        </table:table-row>
        <table:table-row>
          <table:table-cell table:style-name="表27.A2" office:value-type="float" office:value="3">
            <text:p text:style-name="P8">3</text:p>
          </table:table-cell>
          <table:table-cell table:style-name="表27.B2" office:value-type="string">
            <text:p text:style-name="P8">最寄り</text:p>
          </table:table-cell>
          <table:table-cell table:style-name="表27.C2" office:value-type="string">
            <text:p text:style-name="P9">鴨居駅　横浜線</text:p>
          </table:table-cell>
        </table:table-row>
        <table:table-row>
          <table:table-cell table:style-name="表27.A2" office:value-type="float" office:value="4">
            <text:p text:style-name="P8">4</text:p>
          </table:table-cell>
          <table:table-cell table:style-name="表27.B2" office:value-type="string">
            <text:p text:style-name="P8">他職：ポンプ</text:p>
          </table:table-cell>
          <table:table-cell table:style-name="表27.C2" office:value-type="string">
            <text:list xml:id="list4103660849089514576" text:style-name="L14">
              <text:list-item>
                <text:p text:style-name="P28">那須産業。２人。どちらも日本人。</text:p>
              </text:list-item>
              <text:list-item>
                <text:p text:style-name="P28">コントローラを持っている人。たしか、以前に一緒になったことがある。ホースを捌いていた人も。</text:p>
              </text:list-item>
              <text:list-item>
                <text:p text:style-name="P28">コントローラの人。ある時点で、コンクリの放出が止まる。「休憩ですか？」といった内容のことを、この人に私が尋ねる。「うん、検査。でも、いくらもないよ」とのこと。</text:p>
              </text:list-item>
            </text:list>
          </table:table-cell>
        </table:table-row>
        <text:soft-page-break/>
        <table:table-row>
          <table:table-cell table:style-name="表27.A2" office:value-type="float" office:value="5">
            <text:p text:style-name="P8">5</text:p>
          </table:table-cell>
          <table:table-cell table:style-name="表27.B2" office:value-type="string">
            <text:p text:style-name="P8">他職：土工さん</text:p>
          </table:table-cell>
          <table:table-cell table:style-name="表27.C2" office:value-type="string">
            <text:list xml:id="list3567042087761687579" text:style-name="L15">
              <text:list-item>
                <text:p text:style-name="P29">大木組</text:p>
              </text:list-item>
              <text:list-item>
                <text:p text:style-name="P29">バイブは、３人。親方さん、年配の人、小柄な人。</text:p>
              </text:list-item>
              <text:list-item>
                <text:p text:style-name="P29">小柄な人は、洗いも担当。バイブは、本体が長いタイプ。</text:p>
              </text:list-item>
              <text:list-item>
                <text:p text:style-name="P29">年配の人。エレベータを打っているとき。私が、預かっていたバイブを渡す際に、弾みをつけて、パッと投げる。すると、ベータ内の足場の手すりにぶつかる。大きな音を出す。この人が、「危ないだろう！」といった内容で、大声を出す。無理もない。まずかった。</text:p>
              </text:list-item>
              <text:list-item>
                <text:p text:style-name="P29">親方さん。最後、私が、打ってあるスペースへ上がって、なおもバイブのホースを持っている。すると、交代してくれる。「ぜひぜひ、また！」と、声をかけてくれる。</text:p>
              </text:list-item>
            </text:list>
          </table:table-cell>
        </table:table-row>
        <table:table-row>
          <table:table-cell table:style-name="表27.A2" office:value-type="float" office:value="6">
            <text:p text:style-name="P8">6</text:p>
          </table:table-cell>
          <table:table-cell table:style-name="表27.B2" office:value-type="string">
            <text:p text:style-name="P8">他職：電気屋さんの相番の人</text:p>
          </table:table-cell>
          <table:table-cell table:style-name="表27.C2" office:value-type="string">
            <text:list xml:id="list1637797499883594737" text:style-name="L16">
              <text:list-item>
                <text:p text:style-name="P30">若い人。男性。３０ぐらいか。１７３ｃｍぐらい。細身。黒っぽい服装。</text:p>
                <text:list>
                  <text:list-item>
                    <text:p text:style-name="P30">コードのさばき方など、慣れている風。なにかしら、「こういうふうに、行動したい」、というこだわりを持っているか。ぱっと見は、なんとなく呆けた表情。頼りなげなのだが。</text:p>
                  </text:list-item>
                </text:list>
              </text:list-item>
            </text:list>
          </table:table-cell>
        </table:table-row>
        <table:table-row>
          <table:table-cell table:style-name="表27.B2" office:value-type="string">
            <text:p text:style-name="P8">6--2</text:p>
          </table:table-cell>
          <table:table-cell table:style-name="表27.B2" office:value-type="string">
            <text:p text:style-name="P8">他職：<text:span text:style-name="T3">警備</text:span></text:p>
          </table:table-cell>
          <table:table-cell table:style-name="表27.C2" office:value-type="string">
            <text:list xml:id="list3826031432360485208" text:style-name="L17">
              <text:list-item>
                <text:p text:style-name="P31">帰り。ゲートを出て、２個目の交差点か、そこにいた人。私が近づくと、路地の方の車を止めて、通してくれた。</text:p>
              </text:list-item>
            </text:list>
          </table:table-cell>
        </table:table-row>
        <table:table-row>
          <table:table-cell table:style-name="表27.B2" office:value-type="string">
            <text:p text:style-name="P8"/>
          </table:table-cell>
          <table:table-cell table:style-name="表27.B2" office:value-type="string">
            <text:p text:style-name="P8">他職：<text:span text:style-name="T3">土間屋さん</text:span></text:p>
          </table:table-cell>
          <table:table-cell table:style-name="表27.C2" office:value-type="string">
            <text:list xml:id="list1299551475255302940" text:style-name="L18">
              <text:list-item>
                <text:p text:style-name="P32">「チャン」という名前ラベルを貼った人。１６５少し。小柄。南アジア系の顔立ち。</text:p>
              </text:list-item>
              <text:list-item>
                <text:p text:style-name="P32">女の人、一人。１６０ぐらいか。丸顔。肌の色は白い。</text:p>
              </text:list-item>
            </text:list>
          </table:table-cell>
        </table:table-row>
        <table:table-row>
          <table:table-cell table:style-name="表27.B2" office:value-type="string">
            <text:p text:style-name="P8"/>
          </table:table-cell>
          <table:table-cell table:style-name="表27.B2" office:value-type="string">
            <text:p text:style-name="P8">他職：<text:span text:style-name="T3">大工さん</text:span></text:p>
          </table:table-cell>
          <table:table-cell table:style-name="表27.C2" office:value-type="string">
            <text:list xml:id="list6181025423935338471" text:style-name="L19">
              <text:list-item>
                <text:p text:style-name="P33">いなかったか？</text:p>
              </text:list-item>
            </text:list>
          </table:table-cell>
        </table:table-row>
        <table:table-row>
          <table:table-cell table:style-name="表27.A2" office:value-type="float" office:value="7">
            <text:p text:style-name="P8">7</text:p>
          </table:table-cell>
          <table:table-cell table:style-name="表27.B2" office:value-type="string">
            <text:p text:style-name="P8">監督さん</text:p>
          </table:table-cell>
          <table:table-cell table:style-name="表27.C2" office:value-type="string">
            <text:list xml:id="list8449723515286813110" text:style-name="L20">
              <text:list-item>
                <text:p text:style-name="P34">若い人。男性２０代半ばか。小柄。１６５ぐらい。</text:p>
              </text:list-item>
            </text:list>
          </table:table-cell>
        </table:table-row>
        <table:table-row>
          <table:table-cell table:style-name="表27.A2" office:value-type="float" office:value="8">
            <text:p text:style-name="P8">8</text:p>
          </table:table-cell>
          <table:table-cell table:style-name="表27.B2" office:value-type="string">
            <text:p text:style-name="P8">発注者の方</text:p>
          </table:table-cell>
          <table:table-cell table:style-name="表27.C2" office:value-type="string">
            <text:list xml:id="list7261958982248645362" text:style-name="L21">
              <text:list-item>
                <text:p text:style-name="P35">キネムチさん。１７５ぐらい。小太り。顔色が、うっすらと、灰色。内蔵か。</text:p>
              </text:list-item>
              <text:list-item>
                <text:p text:style-name="P35">若い人、一人。３０前後か。１７３ぐらい。キネムチさんよりは、背は低い。朝、朝礼時に、会場で、どう行動するかを教えてくれた。</text:p>
              </text:list-item>
              <text:list-item>
                <text:p text:style-name="P35">キネムチさんは、朝の新規教育の時、同道してくれた。講習の間も、部屋の中に留まる。事後、案内の紙を回収など、なにか手伝いをしていた（回収自体は、別の人が行ったか）</text:p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東和からの同僚</text:p>
          </table:table-cell>
          <table:table-cell table:style-name="表27.C2" office:value-type="string">
            <text:list xml:id="list6464730346436477564" text:style-name="L22">
              <text:list-item>
                <text:p text:style-name="P36">酒井さん。下の名前は、公通。読みは、思い出せない。</text:p>
              </text:list-item>
              <text:list-item>
                <text:p text:style-name="P36">この現場は、既に来ている。電気屋さんの相番として。</text:p>
              </text:list-item>
              <text:list-item>
                <text:p text:style-name="P36">終了は、私よりも早かった。私が事務所へ戻ったときは、いない。</text:p>
                <text:list>
                  <text:list-item>
                    <text:p text:style-name="P36">一旦事務所を出て、荷物を置いてあるスペースへ行く。それから、プレハブの廊下で、氏に電話する。その時点では、もう事務所の中にいた。</text:p>
                  </text:list-item>
                </text:list>
              </text:list-item>
              <text:list-item>
                <text:p text:style-name="P36">横浜の営業所から、電車で５分。歩いても、２０分とのこと。その日は、事務所へ寄っていくとのこと。</text:p>
              </text:list-item>
            </text:list>
          </table:table-cell>
        </table:table-row>
        <table:table-row>
          <table:table-cell table:style-name="表27.A2" office:value-type="float" office:value="9">
            <text:p text:style-name="P8">9</text:p>
          </table:table-cell>
          <table:table-cell table:style-name="表27.B2" office:value-type="string">
            <text:p text:style-name="P8">現場見取り図</text:p>
          </table:table-cell>
          <table:table-cell table:style-name="表27.C2" office:value-type="string">
            <text:p text:style-name="P8"/>
          </table:table-cell>
        </table:table-row>
        <table:table-row>
          <table:table-cell table:style-name="表27.A2" office:value-type="float" office:value="10">
            <text:p text:style-name="P8">10</text:p>
          </table:table-cell>
          <table:table-cell table:style-name="表27.B2" office:value-type="string">
            <text:p text:style-name="P9">段取り</text:p>
          </table:table-cell>
          <table:table-cell table:style-name="表27.C2" office:value-type="string">
            <text:list xml:id="list2229742779169874858" text:style-name="L23">
              <text:list-item>
                <text:p text:style-name="P37">端の柱から。</text:p>
              </text:list-item>
              <text:list-item>
                <text:p text:style-name="P37">最後は、すでに打ってある場所の、すぐ隣り。</text:p>
              </text:list-item>
            </text:list>
          </table:table-cell>
        </table:table-row>
        <text:soft-page-break/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行き帰りでの出来事、見聞</text:p>
          </table:table-cell>
          <table:table-cell table:style-name="表27.C2" office:value-type="string">
            <text:list xml:id="list9130950412713430480" text:style-name="L24">
              <text:list-item>
                <text:p text:style-name="P38">橋を渡る。鴨池大橋。（橋の入口の構造物に、銘板が付けられている）</text:p>
                <text:list>
                  <text:list-item>
                    <text:p text:style-name="P38">川面を見ると、鳥が移動していく。黒色、嘴は白色。</text:p>
                  </text:list-item>
                </text:list>
              </text:list-item>
              <text:list-item>
                <text:p text:style-name="P38">帰り。鴨居駅近く。鉄道の土手。フェンス。その敷地に、雑草が生えている。種類がいくつか。４種類はある。写真に撮る。</text:p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周囲の事物</text:p>
          </table:table-cell>
          <table:table-cell table:style-name="表27.C2" office:value-type="string">
            <text:list xml:id="list5634194648611770578" text:style-name="L25">
              <text:list-item>
                <text:p text:style-name="P39">「ララポート」と案内板に書いてある、いわゆる、商業施設。</text:p>
              </text:list-item>
            </text:list>
          </table:table-cell>
        </table:table-row>
        <table:table-row>
          <table:table-cell table:style-name="表27.A2" office:value-type="float" office:value="11">
            <text:p text:style-name="P8">11</text:p>
          </table:table-cell>
          <table:table-cell table:style-name="表27.B2" office:value-type="string">
            <text:p text:style-name="P9">その他</text:p>
          </table:table-cell>
          <table:table-cell table:style-name="表27.C2" office:value-type="string">
            <text:list xml:id="list3952307075985176729" text:style-name="L26">
              <text:list-item>
                <text:p text:style-name="P40">スリーブ。段差に付けてある２００パイ。１つが、ガムテが破れる。後から思うに、土間屋さんの誰かが、踏んでしまったか。</text:p>
                <text:list>
                  <text:list-item>
                    <text:p text:style-name="P40">初め、ガムテを３切れぐらい繋げて、開口にそっと載せる。しかし、まもなく、「また抜けちゃったよ」と、土間屋さんの誰かが告げる。</text:p>
                  </text:list-item>
                  <text:list-item>
                    <text:p text:style-name="P40">続いて、土間屋の誰かが、ガラ袋を持ってくる。私は手を伸ばして、譲り受けようとする。丸めて、スリーブの中に、そっと詰める。</text:p>
                  </text:list-item>
                </text:list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やってもらったこと</text:p>
          </table:table-cell>
          <table:table-cell table:style-name="表27.C2" office:value-type="string">
            <text:list xml:id="list6081506689985757966" text:style-name="L27">
              <text:list-item>
                <text:p text:style-name="P41">　=&gt;　各職人さんの欄</text:p>
              </text:list-item>
            </text:list>
          </table:table-cell>
        </table:table-row>
      </table:table>
      <text:p text:style-name="P12"/>
      <text:p text:style-name="P5">[/ 20191207_144940]</text:p>
      <text:p text:style-name="P12"/>
      <text:p text:style-name="P7"/>
      <text:p text:style-name="P3">---------------------------------------------------------------</text:p>
      <text:p text:style-name="P5">[20191215_161459]</text:p>
      <text:p text:style-name="P12"/>
      <text:p text:style-name="P4"><text:span text:style-name="T4">作業日：12</text:span><text:span text:style-name="T5">/14 sa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9">こぶしえん新築工事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9">晴れ。雲あり。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9">学芸大学</text:p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6985267674890472334" text:style-name="L28">
              <text:list-item>
                <text:p text:style-name="P42">「貢石」（こうせき）。３人。１人はベトナム人。</text:p>
              </text:list-item>
              <text:list-item>
                <text:p text:style-name="P42">この、ベトナムの人が、ホースをずっと一人で担当。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4561031539902626718" text:style-name="L29">
              <text:list-item>
                <text:p text:style-name="P43">６人ぐらいか。</text:p>
              </text:list-item>
              <text:list-item>
                <text:p text:style-name="P43">ベトナムの人、２人か。</text:p>
              </text:list-item>
              <text:list-item>
                <text:p text:style-name="P43">バイブ担当の人、１人はベトナムの人。もう一人は、５０前後の人。１７０弱。笑うと、顔にシワが幾本か浮き出る。目の下部から、頬の下の方まで。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4923222637298921268" text:style-name="L30">
              <text:list-item>
                <text:p text:style-name="P44">「いわなみ」とか、そのような名前の人。６０ぐらいか。表情はあまりない。皺あり。いくぶん猫背。</text:p>
              </text:list-item>
              <text:list-item>
                <text:p text:style-name="P44">終わったあと、詰所で一緒になる。思ったより早く終わった、と私が感想を口にすると、３時頃に終わるかと思った、とのこと。最後に、山留めの手前の部分、思ったより多かった、と話していた。まったく、多かった、と<text:soft-page-break/>私も思い、そう口にした。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3">警備</text:span></text:p>
          </table:table-cell>
          <table:table-cell table:style-name="表1.C2" office:value-type="string">
            <text:list xml:id="list3241124004991875275" text:style-name="L31">
              <text:list-item>
                <text:p text:style-name="P45">“VOLLUNT”とかいう名前の会社の人。</text:p>
              </text:list-item>
              <text:list-item>
                <text:p text:style-name="P45">朝礼時は１人のみ。予定は４人。</text:p>
              </text:list-item>
              <text:list-item>
                <text:p text:style-name="P45">黄色い縞の入った上着を着ている。</text:p>
              </text:list-item>
              <text:list-item>
                <text:p text:style-name="P45">そういえば、朝詰所についたとき、詰所の中で、電話していた。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3">土間屋さん</text:span></text:p>
          </table:table-cell>
          <table:table-cell table:style-name="表1.C2" office:value-type="string">
            <text:list xml:id="list4583448591710071807" text:style-name="L32">
              <text:list-item>
                <text:p text:style-name="P46">運天興業、だったか。前に一度、一緒になっている。</text:p>
              </text:list-item>
              <text:list-item>
                <text:p text:style-name="P46">３０半ばぐらいのひとか、目が割とくりっとしていて、顔は日に焼けている人。土工さんに、しばしば、バイブ貸して！と呼びかけている</text:p>
                <text:list>
                  <text:list-item>
                    <text:p text:style-name="P46">たしかこの人だったか、はじめの方で、バイブを借りて、返す時に、ただバイブをぶら下げて、土工さんの方へ掲げる。土光さんはそのバイブを手で掴む。この人は、土工さんの方を見ず、声もかけない。</text:p>
                  </text:list-item>
                </text:list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3">大工さん</text:span></text:p>
          </table:table-cell>
          <table:table-cell table:style-name="表1.C2" office:value-type="string">
            <text:list xml:id="list6023723010720231878" text:style-name="L33">
              <text:list-item>
                <text:p text:style-name="P47">松原組</text:p>
              </text:list-item>
              <text:list-item>
                <text:p text:style-name="P47"><office:annotation office:name="__Annotation__8410_101132285"><dc:creator>iwabuchi ken</dc:creator><dc:date>2020-01-30T15:35:25.54</dc:date><text:p text:style-name="P112"><text:span text:style-name="T6">この記述は、土工さんについてのもの</text:span></text:p></office:annotation>打ち始めにバイブを担当していた人、日本人。この人が、ベトナム人２人のうち、１人を相手に、継続して、罵ったり、ふざけている風に追いかけたりする。ホモかと思った。<office:annotation-end office:name="__Annotation__8410_101132285"/>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7341810409077307905" text:style-name="L34">
              <text:list-item>
                <text:p text:style-name="P48">１７５ぐらいの人、４０半ばか。顔は日に焼けている。メガネあり、だったか。順坊に、風貌が似ている。最後、打ち終わって、建築の事務所へ行く。中に入ると、この人がいる。小窓を開けて、挨拶する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8316947394914781402" text:style-name="L35">
              <text:list-item>
                <text:p text:style-name="P49">扶桑電気。現場へ、朝礼のあと同道してくれる。朝礼の時、グループ朝礼にて、扶桑の人たちは、その日は、午前中で現場を離れるとのこと。申し訳ないのだが、とのこと。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3002897125550541598" text:style-name="L36">
              <text:list-item>
                <text:p text:style-name="P50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8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6224181185856854467" text:style-name="L37">
              <text:list-item>
                <text:p text:style-name="P51">奥から、手前へ。</text:p>
              </text:list-item>
              <text:list-item>
                <text:p text:style-name="P51">最初、奥の２面を、スラブまで上げてしまう。残りは、４面だったか。</text:p>
              </text:list-item>
              <text:list-item>
                <text:p text:style-name="P51">それらの残りは、まず柱。EV周り、山留めの際の、基礎。それから、スラブ上げ。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7338270110495869026" text:style-name="L38">
              <text:list-item>
                <text:p text:style-name="P52">駅と現場との間。店舗多数。主に：飲食店、服、髪、医院。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3724927024692707106" text:style-name="L39">
              <text:list-item>
                <text:p text:style-name="P53">高層のマンション、四方に。１０階以上のもの</text:p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7319178726591173590" text:style-name="L40">
              <text:list-item>
                <text:p text:style-name="P54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1927755960504621867" text:style-name="L41">
              <text:list-item>
                <text:p text:style-name="P55">午前中。扶桑電気の田口さんが、休憩のための交代に来てくれた。</text:p>
              </text:list-item>
              <text:list-item>
                <text:p text:style-name="P55">１１時半頃。同じく扶桑電気の上の人、名前は覚えておらず。背の高い人。その人が、これで現場を去るとのことで、挨拶に来てくれた。</text:p>
              </text:list-item>
            </text:list>
          </table:table-cell>
        </table:table-row>
      </table:table>
      <text:p text:style-name="P12"/>
      <text:p text:style-name="P5"><text:soft-page-break/>[/ XXXX]</text:p>
      <text:p text:style-name="P12"/>
      <text:p text:style-name="P7"/>
      <text:p text:style-name="P3">---------------------------------------------------------------</text:p>
      <text:p text:style-name="P5">[20191224_090417]</text:p>
      <text:p text:style-name="P12"/>
      <text:p text:style-name="P4"><text:span text:style-name="T4">作業日：12</text:span><text:span text:style-name="T5">/21 sa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9">こぶしえん新築工事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9">曇り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9">学芸大学</text:p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2538871164290871203" text:style-name="L42">
              <text:list-item>
                <text:p text:style-name="P56">「貢石」（こうせき）。３人。１人はベトナム人。</text:p>
              </text:list-item>
              <text:list-item>
                <text:p text:style-name="P56">ホースは、ベトナムの人と、もう一人、若い方の日本人。</text:p>
              </text:list-item>
              <text:list-item>
                <text:p text:style-name="P56">もう一人の日本人。年配。ヒゲがあったか。配管を切っているとき、ベトナムの人に、「XXXしろ！」とかなんとか、怒鳴っていた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6402961622854962729" text:style-name="L43">
              <text:list-item>
                <text:p text:style-name="P57">前回のときの、土工の親方さん。日本人。肌は浅黒い。午後３時すぎか、待ちが３０分、発生。スラブから離れて、階段を降りる。そこにこの人がいる。「３０分ですか？」と尋ねる。「そんなに行くとは思わないけど」、とのこと。</text:p>
              </text:list-item>
              <text:list-item>
                <text:p text:style-name="P57">ベトナム人、２人。前回と同じか。一人は、「フン」という名前の人。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8261530680447930115" text:style-name="L44">
              <text:list-item>
                <text:p text:style-name="P58">若い人。１６５ぐらい。小柄。顔の肌が、色白い。丸い輪郭。「SANKEN」のベストを着用、午後からだったか。黄色の蛍光色の縞が入っている。</text:p>
                <text:list>
                  <text:list-item>
                    <text:p text:style-name="P58">相番の動きは、慣れているようだった。</text:p>
                  </text:list-item>
                </text:list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3">警備</text:span></text:p>
          </table:table-cell>
          <table:table-cell table:style-name="表2.C2" office:value-type="string">
            <text:list xml:id="list175119747771448195" text:style-name="L45">
              <text:list-item>
                <text:p text:style-name="P59">前回の人。顔が角張っている。会社名は、「VOLLMONT」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3">土間屋さん</text:span></text:p>
          </table:table-cell>
          <table:table-cell table:style-name="表2.C2" office:value-type="string">
            <text:list xml:id="list343707648109846311" text:style-name="L46">
              <text:list-item>
                <text:p text:style-name="P60">「統武FLOOR」</text:p>
              </text:list-item>
              <text:list-item>
                <text:p text:style-name="P60">「チャン」という人がいる。ベトナム人か。前に、神奈川の現場にいた。公営住宅の建て替えの現場。　=&gt;　ちがう。いま、以前の記述を見ていた。横浜の、「ララ」の現場。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3">大工さん</text:span></text:p>
          </table:table-cell>
          <table:table-cell table:style-name="表2.C2" office:value-type="string">
            <text:list xml:id="list4278250062417396055" text:style-name="L47">
              <text:list-item>
                <text:p text:style-name="P61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8854021399503249612" text:style-name="L48">
              <text:list-item>
                <text:p text:style-name="P62">前回の人。１７５ぐらいの、大柄の人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1382368431767826243" text:style-name="L49">
              <text:list-item>
                <text:p text:style-name="P63">「テンガイ」さん。若い人。日報に、印鑑を押してくれる。長の人は、同じ人。１７５ぐらい。「おちょぼくち」、と呼ぶのか、そういう形状の口。</text:p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<text:soft-page-break/>らの同僚</text:p>
          </table:table-cell>
          <table:table-cell table:style-name="表2.C2" office:value-type="string">
            <text:list xml:id="list8901935194114863474" text:style-name="L50">
              <text:list-item>
                <text:p text:style-name="P64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8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5844485123396135620" text:style-name="L51">
              <text:list-item>
                <text:p text:style-name="P65">壁と柱に、スラブ下、１ｍぐらいまで入れる</text:p>
              </text:list-item>
              <text:list-item>
                <text:p text:style-name="P65">打設範囲は、５面だったか。奥の２面ぐらいまで、壁・柱、２回目を打つ。スラブ下まで。</text:p>
              </text:list-item>
              <text:list-item>
                <text:p text:style-name="P65">これらの奥２面を、スラブ上げ</text:p>
              </text:list-item>
              <text:list-item>
                <text:p text:style-name="P65">３面目からは、壁・柱を打ち、続けて、その面のスラブも上げる</text:p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926989385302362352" text:style-name="L52">
              <text:list-item>
                <text:p text:style-name="P66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503390588534782405" text:style-name="L53">
              <text:list-item>
                <text:p text:style-name="P67">隣に、保育園。</text:p>
              </text:list-item>
              <text:list-item>
                <text:p text:style-name="P67">駅への途中に、郵便局。郵便ポストが、交差点を渡った場所に、１本。輪ゴムを何本か入れたビニル袋が、郵便物の差し入れ口に、取り付けられている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2380354364620662108" text:style-name="L54">
              <text:list-item>
                <text:p text:style-name="P68">４時半近く、４時２０分頃か、ライトを監督さんが点ける。バルーンライト、とでも呼ぶのか、覆いを膨らませて、その内部に照明が点灯している。</text:p>
              </text:list-item>
              <text:list-item>
                <text:p text:style-name="P68">朝、現場にまもなくという場所で、簾を拾う。歩道脇、車道側に、植え込みが設けられている。そこに、白いビニル袋の４～５個。それらの脇に、立てかけるように、置かれていた。</text:p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5024109914748991871" text:style-name="L55">
              <text:list-item>
                <text:p text:style-name="P69">昼休み。１２時５分ぐらいだったか、テンガイさんが来てくれた。午前の１０時休憩、同じく、同氏が来てくれた。１５分ぐらい、詰所で休んだ。</text:p>
              </text:list-item>
            </text:list>
          </table:table-cell>
        </table:table-row>
      </table:table>
      <text:p text:style-name="P12"/>
      <text:p text:style-name="P5">[/ 20191224_093005]</text:p>
      <text:p text:style-name="P12"/>
      <text:p text:style-name="P7"/>
      <text:p text:style-name="P3">---------------------------------------------------------------</text:p>
      <text:p text:style-name="P5">[20191231_081333]</text:p>
      <text:p text:style-name="P12"/>
      <text:p text:style-name="P4"><text:span text:style-name="T4">作業日：12</text:span><text:span text:style-name="T5">/28 sa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9">下谷２丁目マンション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9">晴れ。雲あり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9">入谷駅</text:p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5513990073199670960" text:style-name="L56">
              <text:list-item>
                <text:p text:style-name="P70">若い人２人。一人、親方の人、顔は色白。１７３ぐらいか。風が強い。「さみー！」と声を挙げていた。</text:p>
              </text:list-item>
              <text:list-item>
                <text:p text:style-name="P70"><text:soft-page-break/>朝の準備の時、足場の壁部分、かすがいを外している。ラチェットを、大工さんから借りる。</text:p>
              </text:list-item>
              <text:list-item>
                <text:p text:style-name="P70">もう一人の人。顔の輪郭は、<text:ruby text:style-name="Ru1"><text:ruby-base>縦長</text:ruby-base><text:ruby-text>たてなが</text:ruby-text></text:ruby>。口ひげあり、鼻の下。１７５ぐらい。親方らしき人よりは、背が高い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5395337762783020210" text:style-name="L57">
              <text:list-item>
                <text:p text:style-name="P71">５名か。バイブの人、２人。一人は、６０ぐらいか。１７５ぐらい、割と大柄。髪の毛には、白髪あり。他に、茶色、むしろ黄土色に、染めが入っている。</text:p>
              </text:list-item>
              <text:list-item>
                <text:p text:style-name="P71">もう一人は、、、思い出せない。年齢は、同じく６０前後に見受けた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7918552993859985086" text:style-name="L58">
              <text:list-item>
                <text:p text:style-name="P72">体格がいい。１７５弱。メガネあり。腰帯には、道具様々。動きに、何度か、急激な動作が現れる。</text:p>
              </text:list-item>
              <text:list-item>
                <text:p text:style-name="P72">終盤、スラブ上げ。同氏は、足場に乗って、バイブの本体コード（と呼ぶのか）を支えている。そこで、私に、「設備屋さん、コードを引っ張って！」と呼びかける。</text:p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3">警備</text:span></text:p>
          </table:table-cell>
          <table:table-cell table:style-name="表3.C2" office:value-type="string">
            <text:list xml:id="list2505346352132502653" text:style-name="L59">
              <text:list-item>
                <text:p text:style-name="P73">２人。書く事は、思いつかない。</text:p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3">土間屋さん</text:span></text:p>
          </table:table-cell>
          <table:table-cell table:style-name="表3.C2" office:value-type="string">
            <text:list xml:id="list5617977739168244284" text:style-name="L60">
              <text:list-item>
                <text:p text:style-name="P74">一人だけ。６０近いか、メガネあり。目は、視線がぼやけている。はっきりとした眼光は出ていない。ポンプ屋さんとは、顔見知りか、気軽に言葉を交わしている。</text:p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3">大工さん</text:span></text:p>
          </table:table-cell>
          <table:table-cell table:style-name="表3.C2" office:value-type="string">
            <text:list xml:id="list4404639910789134931" text:style-name="L61">
              <text:list-item>
                <text:p text:style-name="P75">若い人。朝、詰所にいたときに、入ってきた人。１７５弱か。目がいくぶん、つり上がっている。打設の後半ぐらいからは、見かけない。</text:p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3440350735844191008" text:style-name="L62">
              <text:list-item>
                <text:p text:style-name="P76">若い人。３０代半ばぐらいか。１７５ぐらい。背が高い。顔の輪郭は、縦長。受け口。</text:p>
              </text:list-item>
              <text:list-item>
                <text:p text:style-name="P76">スラブ上げのとき、建築の配管を、手で押さえている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1172351376115383855" text:style-name="L63">
              <text:list-item>
                <text:p text:style-name="P77">朝、朝礼後すぐに、まだ電話連絡していないことに気づく。急いで電話を入れる。古川さんという方につながる。その日は、違う人が担当とのこと。山上さん。東和の営業所に連絡を入れる。中村さんが出る。件の内容を伝える。中村さんから、メールを出してくれる、とのこと。</text:p>
              </text:list-item>
              <text:list-item>
                <text:p text:style-name="P77">終了後、また営業所へ。中村さんから、私宛にメールを送ったとのこと。そこに、山上さんの電話番号が記載されている。連絡されたしとのこと。客先、ここでは山上さんかと推測するが、その方へも、連絡します、と伝えているとのこと。</text:p>
              </text:list-item>
              <text:list-item>
                <text:p text:style-name="P77">電話連絡、山上さんへ。報告、そして朝方の不手際のお詫び。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693609509036913032" text:style-name="L64">
              <text:list-item>
                <text:p text:style-name="P78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8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8324309655791050523" text:style-name="L65">
              <text:list-item>
                <text:p text:style-name="P79">柱から。柱、壁を、それらの全てを入れてしまう。２巡目に、スラブ上げ。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<text:soft-page-break/>見聞</text:p>
          </table:table-cell>
          <table:table-cell table:style-name="表3.C2" office:value-type="string">
            <text:list xml:id="list5804536921018463943" text:style-name="L66">
              <text:list-item>
                <text:p text:style-name="P80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5211105060816002966" text:style-name="L67">
              <text:list-item>
                <text:p text:style-name="P81">現場に面して、左隣り。中華料理。台湾料理。店はしまっている。入居しているビルは、入口、シャッターは上がっている。</text:p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460093419814915151" text:style-name="L68">
              <text:list-item>
                <text:p text:style-name="P82">水天宮駅から人形町駅へは、歩く。５分ではない。１０分でもない。</text:p>
              </text:list-item>
              <text:list-item>
                <text:p text:style-name="P82">上記の道の途上では、松飾りを売る出店が何軒か立てられていた。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8120631525823060554" text:style-name="L69">
              <text:list-item>
                <text:p text:style-name="P83">中村さん、朝の客先連絡。私に代わって、メールを出してくれた。加えて、客先の電話番号を、メールで送ってくれた。</text:p>
              </text:list-item>
            </text:list>
          </table:table-cell>
        </table:table-row>
      </table:table>
      <text:p text:style-name="P12"/>
      <text:p text:style-name="P5">[/ 20191231_083355]</text:p>
      <text:p text:style-name="P12"/>
      <text:p text:style-name="P7">@@@</text:p>
      <text:p text:style-name="P3">---------------------------------------------------------------</text:p>
      <text:p text:style-name="P5">[XXX]</text:p>
      <text:p text:style-name="P12"/>
      <text:p text:style-name="P4"><text:span text:style-name="T4">作業日：XX</text:span><text:span text:style-name="T5">/XX XX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9"/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9"/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9"/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36622228" text:continue-list="list4103660849089514576" text:style-name="L14">
              <text:list-item>
                <text:p text:style-name="P28"/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735559210141739456" text:style-name="L70">
              <text:list-item>
                <text:p text:style-name="P84"/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相番の人</text:p>
          </table:table-cell>
          <table:table-cell table:style-name="表4.C2" office:value-type="string">
            <text:list xml:id="list198913533065206429" text:style-name="L71">
              <text:list-item>
                <text:p text:style-name="P85"/>
              </text:list-item>
            </text:list>
          </table:table-cell>
        </table:table-row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3">警備</text:span></text:p>
          </table:table-cell>
          <table:table-cell table:style-name="表4.C2" office:value-type="string">
            <text:list xml:id="list7373144139161814442" text:style-name="L72">
              <text:list-item>
                <text:p text:style-name="P86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3">土間屋さん</text:span></text:p>
          </table:table-cell>
          <table:table-cell table:style-name="表4.C2" office:value-type="string">
            <text:list xml:id="list2825221174580293745" text:style-name="L73">
              <text:list-item>
                <text:p text:style-name="P87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3">大工さん</text:span></text:p>
          </table:table-cell>
          <table:table-cell table:style-name="表4.C2" office:value-type="string">
            <text:list xml:id="list3725977621938768999" text:style-name="L74">
              <text:list-item>
                <text:p text:style-name="P88"/>
              </text:list-item>
            </text:list>
          </table:table-cell>
        </table:table-row>
        <text:soft-page-break/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8879447708536878074" text:style-name="L75">
              <text:list-item>
                <text:p text:style-name="P89"/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7527787536235392663" text:style-name="L76">
              <text:list-item>
                <text:p text:style-name="P90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3393997957089091932" text:style-name="L77">
              <text:list-item>
                <text:p text:style-name="P91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8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7770430597875552483" text:style-name="L78">
              <text:list-item>
                <text:p text:style-name="P92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1726281120978171021" text:style-name="L79">
              <text:list-item>
                <text:p text:style-name="P93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2539197516895928515" text:style-name="L80">
              <text:list-item>
                <text:p text:style-name="P94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7561522434713211449" text:style-name="L81">
              <text:list-item>
                <text:p text:style-name="P95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list xml:id="list1493086957238214363" text:style-name="L82">
              <text:list-item>
                <text:p text:style-name="P96"/>
              </text:list-item>
            </text:list>
          </table:table-cell>
        </table:table-row>
      </table:table>
      <text:p text:style-name="P12"/>
      <text:p text:style-name="P5">[/ XXXX]</text:p>
      <text:p text:style-name="P12"/>
      <text:p text:style-name="P12"/>
      <text:p text:style-name="P12"/>
      <text:p text:style-name="P11"/>
      <text:p text:style-name="P11"/>
      <text:p text:style-name="P2">--------------------------------------------------------------- [TEMPLATE]</text:p>
      <text:p text:style-name="P3">---------------------------------------------------------------</text:p>
      <text:p text:style-name="P5">[XXX]</text:p>
      <text:p text:style-name="P12"/>
      <text:p text:style-name="P4"><text:span text:style-name="T4">作業日：XX</text:span><text:span text:style-name="T5">/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9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<text:soft-page-break/>ポンプ</text:p>
          </table:table-cell>
          <table:table-cell table:style-name="表13.C2" office:value-type="string">
            <text:list xml:id="list36627243" text:continue-list="list36622228" text:style-name="L14">
              <text:list-item>
                <text:p text:style-name="P28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56760472890522582" text:style-name="L83">
              <text:list-item>
                <text:p text:style-name="P97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8096906572771740040" text:style-name="L84">
              <text:list-item>
                <text:p text:style-name="P98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3">警備</text:span></text:p>
          </table:table-cell>
          <table:table-cell table:style-name="表13.C2" office:value-type="string">
            <text:list xml:id="list4428244294454015964" text:style-name="L85">
              <text:list-item>
                <text:p text:style-name="P99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3">土間屋さん</text:span></text:p>
          </table:table-cell>
          <table:table-cell table:style-name="表13.C2" office:value-type="string">
            <text:list xml:id="list8097602266745546541" text:style-name="L86">
              <text:list-item>
                <text:p text:style-name="P100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3">大工さん</text:span></text:p>
          </table:table-cell>
          <table:table-cell table:style-name="表13.C2" office:value-type="string">
            <text:list xml:id="list1948018116060468007" text:style-name="L87">
              <text:list-item>
                <text:p text:style-name="P101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2206184814596664611" text:style-name="L88">
              <text:list-item>
                <text:p text:style-name="P102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4248250307463217365" text:style-name="L89">
              <text:list-item>
                <text:p text:style-name="P103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7742740766981231716" text:style-name="L90">
              <text:list-item>
                <text:p text:style-name="P104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8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1244368219137494357" text:style-name="L91">
              <text:list-item>
                <text:p text:style-name="P105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779511509904632963" text:style-name="L92">
              <text:list-item>
                <text:p text:style-name="P106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1111323434127494981" text:style-name="L93">
              <text:list-item>
                <text:p text:style-name="P107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7748812284112542842" text:style-name="L94">
              <text:list-item>
                <text:p text:style-name="P108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8905934615675735363" text:style-name="L95">
              <text:list-item>
                <text:p text:style-name="P109"/>
              </text:list-item>
            </text:list>
          </table:table-cell>
        </table:table-row>
      </table:table>
      <text:p text:style-name="P12"/>
      <text:p text:style-name="P5">[/ XXXX]</text:p>
      <text:p text:style-name="P12"/>
      <text:p text:style-name="P12"><text:soft-page-break/></text:p>
      <text:p text:style-name="P12"/>
      <text:p text:style-name="P6">/--------------------------------------------------------------- [TEMPLATE] /</text:p>
      <text:p text:style-name="P13"/>
      <text:p text:style-name="P6">--------------------------------------------------------- [STEPS : start] 20191117_134922</text:p>
      <text:list xml:id="list1285044239319942279" text:style-name="L96">
        <text:list-item>
          <text:p text:style-name="P111">start apps</text:p>
          <text:list>
            <text:list-item>
              <text:p text:style-name="P111">doc (this)</text:p>
            </text:list-item>
            <text:list-item>
              <text:p text:style-name="P111">folder : C:\WORKS_2\WS\WS_Others.miscs\misc_files</text:p>
            </text:list-item>
            <text:list-item>
              <text:p text:style-name="P111">web page</text:p>
              <text:list>
                <text:list-item>
                  <text:p text:style-name="P111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3"/>
      <text:p text:style-name="P6">--------------------------------------------------------- [STEPS : closing] 20191106_154827</text:p>
      <text:list xml:id="list5859938417690740084" text:style-name="L97">
        <text:list-item>
          <text:p text:style-name="P110">close</text:p>
          <text:list>
            <text:list-item>
              <text:p text:style-name="P110">image file</text:p>
            </text:list-item>
            <text:list-item>
              <text:p text:style-name="P110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&amp;RBs_AND_OR_Memo=AND&amp;sort=file_name&amp;direction=desc</text:a></text:p>
            </text:list-item>
            <text:list-item>
              <text:p text:style-name="P110">folder : C:\WORKS_2\WS\WS_Others.miscs\misc_files</text:p>
            </text:list-item>
            <text:list-item>
              <text:p text:style-name="P110">this</text:p>
            </text:list-item>
          </text:list>
        </text:list-item>
        <text:list-item>
          <text:p text:style-name="P110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r om &amp;&amp; git add -A &amp;&amp; git commit -m "(WS_Others.miscs : diary, towa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0"/>
          </table:table-cell>
        </table:table-row>
        <table:table-row>
          <table:table-cell table:style-name="表276.A2" office:value-type="string">
            <text:p text:style-name="P10">e &amp;&amp; p</text:p>
          </table:table-cell>
        </table:table-row>
        <table:table-row>
          <table:table-cell table:style-name="表276.A2" office:value-type="string">
            <text:p text:style-name="P10"/>
          </table:table-cell>
        </table:table-row>
      </table:table>
      <text:list xml:id="list36606502" text:continue-numbering="true" text:style-name="L97">
        <text:list-item>
          <text:p text:style-name="P14"/>
        </text:list-item>
      </text:list>
      <text:p text:style-name="P13">/ <text:span text:style-name="T2">------------------------------------------------------ [STEPS : closing] 20191106_154827 /</text:span></text:p>
      <text:p text:style-name="P13"/>
      <text:p text:style-name="P2">================= EOF =================</text:p>
      <text:p text:style-name="P1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02-14T16:40:42.22</dc:date>
    <dc:creator>iwabuchi ken</dc:creator>
    <meta:editing-duration>PT10H35M12S</meta:editing-duration>
    <meta:editing-cycles>74</meta:editing-cycles>
    <meta:generator>OpenOffice/4.1.3$Win32 OpenOffice.org_project/413m1$Build-9783</meta:generator>
    <meta:document-statistic meta:table-count="8" meta:image-count="0" meta:object-count="0" meta:page-count="12" meta:paragraph-count="393" meta:word-count="6525" meta:character-count="8376"/>
  </office:meta>
</office:document-meta>
</file>